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cumin Pro" svg:font-family="'Acumin Pro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style:font-name="Acumin Pro" officeooo:rsid="001bd593" officeooo:paragraph-rsid="001bd593"/>
    </style:style>
    <style:style style:name="P2" style:family="paragraph" style:parent-style-name="Standard" style:list-style-name="L1">
      <style:text-properties style:font-name="Acumin Pro" officeooo:rsid="001bd593" officeooo:paragraph-rsid="001bd593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udemy sans" fo:font-size="12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1c1d1f" loext:opacity="100%" style:font-name="Acumin Pro" fo:font-size="12pt" fo:letter-spacing="normal" fo:font-style="normal" fo:font-weight="normal" officeooo:rsid="001bd593" officeooo:paragraph-rsid="001bd593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Acumin Pro" fo:font-size="12pt" fo:letter-spacing="normal" fo:font-style="normal" fo:font-weight="normal" officeooo:rsid="001bd593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Acumin Pro" fo:font-size="12pt" fo:letter-spacing="normal" fo:font-style="normal" fo:font-weight="normal" officeooo:rsid="001bd593" officeooo:paragraph-rsid="001bd593"/>
    </style:style>
    <style:style style:name="P7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1c1d1f" loext:opacity="100%" style:font-name="Acumin Pro" fo:font-size="12pt" fo:letter-spacing="normal" fo:font-style="normal" fo:font-weight="normal" officeooo:rsid="001bd593" officeooo:paragraph-rsid="001bd593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Acumin Pro" fo:font-size="12pt" fo:letter-spacing="normal" fo:font-style="normal" fo:font-weight="normal" officeooo:rsid="001bd593" officeooo:paragraph-rsid="001bd593"/>
    </style:style>
    <style:style style:name="P9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1c1d1f" loext:opacity="100%" style:font-name="Acumin Pro" fo:font-size="12pt" fo:letter-spacing="normal" fo:font-style="normal" fo:font-weight="normal" officeooo:rsid="001c3434" officeooo:paragraph-rsid="001c3434"/>
    </style:style>
    <style:style style:name="P10" style:family="paragraph" style:parent-style-name="Text_20_body">
      <style:text-properties fo:font-variant="normal" fo:text-transform="none" fo:color="#1c1d1f" loext:opacity="100%" style:font-name="Acumin Pro" fo:font-size="22pt" fo:letter-spacing="normal" fo:font-style="normal" fo:font-weight="bold" officeooo:rsid="001bd593" officeooo:paragraph-rsid="001bd593" style:font-size-asian="22pt" style:font-weight-asian="bold" style:font-size-complex="22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bd593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bd593"/>
    </style:style>
    <style:style style:name="T1" style:family="text">
      <style:text-properties fo:font-variant="normal" fo:text-transform="none" fo:color="#1c1d1f" loext:opacity="100%" style:font-name="Acumin Pro" fo:font-size="12pt" fo:letter-spacing="normal" fo:font-style="normal" fo:font-weight="normal" officeooo:rsid="001bd593"/>
    </style:style>
    <style:style style:name="T2" style:family="text">
      <style:text-properties fo:font-variant="normal" fo:text-transform="none" fo:color="#1c1d1f" loext:opacity="100%" style:font-name="Acumin Pro" fo:font-size="12pt" fo:letter-spacing="normal" fo:font-style="normal" fo:font-weight="normal" officeooo:rsid="001bd593" loext:padding="0cm" loext:border="none"/>
    </style:style>
    <style:style style:name="T3" style:family="text">
      <style:text-properties fo:font-variant="normal" fo:text-transform="none" fo:color="#1c1d1f" loext:opacity="100%" style:font-name="Acumin Pro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line-break/>Curso de JavaScript e TypeScript</text:p>
      <text:p text:style-name="P4">Atualizado para 2022</text:p>
      <text:p text:style-name="P5">Aprenda Javascript moderno (ES6+) para front-end (com Webpack, babel, React, React Hooks, Redux, HTML5, CSS3 e mais) e back-end (com Node, Express, MySQL / MariaDB, MongoDB, PostgreSQL, Next.Js, Strapi e mais) e se torne um(a) desenvolvedor(a) full stack.</text:p>
      <text:p text:style-name="P11"><text:span text:style-name="T1">Este curso inclui </text:span><text:span text:style-name="Strong_20_Emphasis"><text:span text:style-name="T2">JavaScript </text:span></text:span><text:span text:style-name="T1">e </text:span><text:span text:style-name="Strong_20_Emphasis"><text:span text:style-name="T2">TypeScript</text:span></text:span><text:span text:style-name="T1">, você vai aprender ambas as linguagens no mesmo pacote.</text:span></text:p>
      <text:p text:style-name="P3"><text:span text:style-name="Strong_20_Emphasis"><text:span text:style-name="T3"/></text:span></text:p>
      <text:p text:style-name="P1"/>
      <text:p text:style-name="P1">Aprendizados dos cursos</text:p>
      <text:p text:style-name="P1"/>
      <text:list xml:id="list1198703996" text:style-name="L1">
        <text:list-item>
          <text:p text:style-name="P2">HTML5 + CSS3</text:p>
          <text:list>
            <text:list-item>
              <text:p text:style-name="P2">Estrutura</text:p>
            </text:list-item>
            <text:list-item>
              <text:p text:style-name="P2">Atributos</text:p>
            </text:list-item>
            <text:list-item>
              <text:p text:style-name="P2">Tags</text:p>
            </text:list-item>
            <text:list-item>
              <text:p text:style-name="P2">Semântica</text:p>
            </text:list-item>
            <text:list-item>
              <text:p text:style-name="P2">Css Box-Model</text:p>
            </text:list-item>
            <text:list-item>
              <text:p text:style-name="P2">Listas e Menus</text:p>
            </text:list-item>
            <text:list-item>
              <text:p text:style-name="P2">Tabelas</text:p>
            </text:list-item>
            <text:list-item>
              <text:p text:style-name="P2">Formulários</text:p>
            </text:list-item>
            <text:list-item>
              <text:p text:style-name="P2">Seletores</text:p>
            </text:list-item>
            <text:list-item>
              <text:p text:style-name="P2">Pseudo-Classes</text:p>
            </text:list-item>
            <text:list-item>
              <text:p text:style-name="P2">Pseudo-Elementos</text:p>
            </text:list-item>
            <text:list-item>
              <text:p text:style-name="P2">Herança</text:p>
            </text:list-item>
            <text:list-item>
              <text:p text:style-name="P2">Propriedades</text:p>
            </text:list-item>
            <text:list-item>
              <text:p text:style-name="P2">Float e Display</text:p>
            </text:list-item>
            <text:list-item>
              <text:p text:style-name="P2">Cores HTML</text:p>
            </text:list-item>
            <text:list-item>
              <text:p text:style-name="P2">Position</text:p>
            </text:list-item>
            <text:list-item>
              <text:p text:style-name="P2">Media queries e breakespoints</text:p>
            </text:list-item>
            <text:list-item>
              <text:p text:style-name="P2">FlexBox</text:p>
            </text:list-item>
            <text:list-item>
              <text:p text:style-name="P2">Css Grid</text:p>
            </text:list-item>
            <text:list-item>
              <text:p text:style-name="P2">Grid Templates</text:p>
            </text:list-item>
          </text:list>
        </text:list-item>
      </text:list>
      <text:p text:style-name="P1"/>
      <text:list xml:id="list200015846470936" text:continue-numbering="true" text:style-name="L1">
        <text:list-item>
          <text:p text:style-name="P2">Landing Page – HTML5 + CSS3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00015876217151" text:continue-numbering="true" text:style-name="L1">
        <text:list-item>
          <text:p text:style-name="P2">JavaScript Básico </text:p>
          <text:p text:style-name="P12"><text:span text:style-name="Strong_20_Emphasis"><text:span text:style-name="T3"/></text:span></text:p>
        </text:list-item>
      </text:list>
      <text:p text:style-name="P13"><text:span text:style-name="Strong_20_Emphasis"><text:span text:style-name="T2">Fundamentos</text:span></text:span></text:p>
      <text:list xml:id="list200016050437662" text:continue-numbering="true" text:style-name="L1">
        <text:list-header>
          <text:p text:style-name="P6">Inicialmente, o aluno aprenderá a utilizar recursos nativos do JavaScript sem a necessidade de utilizar frameworks ou bibliotecas adicionais (Javascript puro, conhecido como Vanilla JS). Trabalharemos tanto no Node.Js (back-end) quanto no navegador (front-end).</text:p>
        </text:list-header>
      </text:list>
      <text:p text:style-name="P8"/>
      <text:list xml:id="list200014894762554" text:continue-numbering="true" text:style-name="L1">
        <text:list-item>
          <text:list>
            <text:list-item>
              <text:p text:style-name="P7">Navegador x Node</text:p>
            </text:list-item>
            <text:list-item>
              <text:p text:style-name="P7">Variáveis com let</text:p>
            </text:list-item>
            <text:list-item>
              <text:p text:style-name="P7">Constantes com const</text:p>
            </text:list-item>
            <text:list-item>
              <text:p text:style-name="P7">Let vs Var</text:p>
            </text:list-item>
            <text:list-item>
              <text:p text:style-name="P7">Tipos de dados primitivos</text:p>
            </text:list-item>
            <text:list-item>
              <text:p text:style-name="P7">Operadores aritméticos</text:p>
            </text:list-item>
            <text:list-item>
              <text:p text:style-name="P7">alert, confirm e prompt (Navegador)</text:p>
            </text:list-item>
            <text:list-item>
              <text:p text:style-name="P9">Objeto Math</text:p>
            </text:list-item>
            <text:list-item>
              <text:p text:style-name="P9">Arrays</text:p>
            </text:list-item>
            <text:list-item>
              <text:p text:style-name="P9">Const valores mutáveis</text:p>
            </text:list-item>
            <text:list-item>
              <text:p text:style-name="P9">Funções</text:p>
            </text:list-item>
            <text:list-item>
              <text:p text:style-name="P9">Objetos</text:p>
            </text:list-item>
            <text:list-item>
              <text:p text:style-name="P9">Valores primitivo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cumin Pro" svg:font-family="'Acumin Pro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6T20:00:14.431000000</dc:date>
    <meta:editing-duration>PT2M31S</meta:editing-duration>
    <meta:editing-cycles>1</meta:editing-cycles>
    <meta:document-statistic meta:table-count="0" meta:image-count="0" meta:object-count="0" meta:page-count="2" meta:paragraph-count="44" meta:word-count="211" meta:character-count="1236" meta:non-whitespace-character-count="1103"/>
    <meta:generator>LibreOffice/7.2.5.2$Windows_X86_64 LibreOffice_project/499f9727c189e6ef3471021d6132d4c694f357e5</meta:generator>
  </office:meta>
</office:document-meta>
</file>